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58660" officeooo:paragraph-rsid="00158660" fo:background-color="#ff8000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134b" officeooo:paragraph-rsid="001a134b" fo:background-color="#ff8000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d6dc" officeooo:paragraph-rsid="001ad6dc" fo:background-color="#ff800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134b" officeooo:paragraph-rsid="001a134b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2pt" fo:font-style="normal" style:text-underline-style="none" fo:font-weight="normal" officeooo:rsid="0013262c" officeooo:paragraph-rsid="0013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a134b" officeooo:paragraph-rsid="001a134b" fo:background-color="#b4c7d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0pt" fo:font-style="normal" style:text-underline-style="none" fo:font-weight="normal" officeooo:rsid="00158660" officeooo:paragraph-rsid="00158660" fo:background-color="#b4c7dc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normal" style:font-style-asian="normal" style:font-style-complex="normal"/>
    </style:style>
    <style:style style:name="T4" style:family="text">
      <style:text-properties style:font-name="Bitstream Vera Sans Mono" fo:font-style="normal" officeooo:rsid="0014d142" style:font-style-asian="normal" style:font-style-complex="normal"/>
    </style:style>
    <style:style style:name="T5" style:family="text">
      <style:text-properties style:font-name="Bitstream Vera Sans Mono" officeooo:rsid="0014d1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534" style:font-weight-asian="bold" style:font-weight-complex="bold"/>
    </style:style>
    <style:style style:name="T8" style:family="text">
      <style:text-properties officeooo:rsid="001745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CSS</text:span></text:p>
      <text:p text:style-name="P4">Abertura</text:p>
      <text:list xml:id="list3299263491" text:style-name="L1">
        <text:list-item>
          <text:p text:style-name="P5">Abertura:</text:p>
        </text:list-item>
      </text:list>
      <text:p text:style-name="P10">Fundamentos do CSS, como funciona, o que é, para que serve, como fuciona a escrita e aplicação do CSS no HTML, conceitos básicos como cascata, especificidades, seletores e mais.</text:p>
      <text:p text:style-name="P10"/>
      <text:list xml:id="list150804958552461" text:continue-numbering="true" text:style-name="L1">
        <text:list-item>
          <text:p text:style-name="P5">Conhecendo o CSS</text:p>
        </text:list-item>
      </text:list>
      <text:p text:style-name="P13">O que siginifica CSS?</text:p>
      <text:p text:style-name="P10">É uma forma de escrever uma folha de estilo em cascata (Cascading Style Sheet). Código para criar estilos no HTML. HTML é a estrutura e o CSS é a beleza. Não é uma linguagem de programação, mas sim uma linguagem style sheet.</text:p>
      <text:p text:style-name="P10"/>
      <text:list xml:id="list150803412628151" text:continue-numbering="true" text:style-name="L1">
        <text:list-item>
          <text:p text:style-name="P6">Comentários</text:p>
        </text:list-item>
      </text:list>
      <text:p text:style-name="P11">* Não irá afetar o seu código;</text:p>
      <text:p text:style-name="P11">* Ajuda a lembrar blocos de códigos;</text:p>
      <text:p text:style-name="P3"><text:span text:style-name="T1">* </text:span><text:span text:style-name="T5">D</text:span><text:span text:style-name="T1">eixa dicas para leitura;</text:span></text:p>
      <text:p text:style-name="P11">* Ajuda outros a entenderem;</text:p>
      <text:p text:style-name="P11">* Nunca esqueça de fechar um comentário aberto;</text:p>
      <text:p text:style-name="P3"><text:span text:style-name="T1">* Comentários começam com </text:span><text:span text:style-name="T3">‘/*’ e terminam com ‘*/’;</text:span></text:p>
      <text:p text:style-name="P3"><text:span text:style-name="T3">* </text:span><text:span text:style-name="T4">Você pode usar para desabilitar partes do seu código;</text:span></text:p>
      <text:p text:style-name="P14"/>
      <text:list xml:id="list150803741828549" text:continue-numbering="true" text:style-name="L1">
        <text:list-item>
          <text:p text:style-name="P7">Anatomia</text:p>
        </text:list-item>
      </text:list>
      <text:p text:style-name="P16">css</text:p>
      <text:p text:style-name="P17">h1 {</text:p>
      <text:p text:style-name="P17"><text:tab/>color: blue;</text:p>
      <text:p text:style-name="P17"><text:tab/>font-size: 60px;</text:p>
      <text:p text:style-name="P17"><text:tab/>background: gray;</text:p>
      <text:p text:style-name="P17">}</text:p>
      <text:p text:style-name="P16"/>
      <text:p text:style-name="P16"><text:span text:style-name="T6">Selector - h1</text:span>: irá procurar todas as Tags h1 que tiver no seu documento html e aplicará as propriedades que foram colocadas no seu CSS.</text:p>
      <text:p text:style-name="P16"><text:span text:style-name="T6">Declararion - </text:span><text:span text:style-name="T7">{}:</text:span><text:span text:style-name="T8"> Tudo que está entre as chaves {}.</text:span></text:p>
      <text:p text:style-name="P16"><text:span text:style-name="T6">Properties – </text:span><text:span text:style-name="T7">color, font-size, background:</text:span><text:span text:style-name="T8"> elementos que serão alterados no html.</text:span></text:p>
      <text:p text:style-name="P16"><text:span text:style-name="T6">Property Value – </text:span><text:span text:style-name="T7">blue, 60px, gray:</text:span><text:span text:style-name="T8"> Caracteríticas/valores aplicadas.</text:span></text:p>
      <text:p text:style-name="P16"/>
      <text:list xml:id="list150804592292258" text:continue-numbering="true" text:style-name="L1">
        <text:list-item>
          <text:p text:style-name="P8">Seletores</text:p>
        </text:list-item>
      </text:list>
      <text:p text:style-name="P12">Conecta um elemento HTML com o CSS</text:p>
      <text:p text:style-name="P12">Tipos:</text:p>
      <text:p text:style-name="P12">* <text:span text:style-name="T6">Global selector:</text:span> ‘*’</text:p>
      <text:p text:style-name="P12">* <text:span text:style-name="T6">Element/Type selector:</text:span> ‘h1, h2, p, div’</text:p>
      <text:p text:style-name="P12">* <text:span text:style-name="T6">ID Selector:</text:span> ‘#box, #container</text:p>
      <text:p text:style-name="P12">* <text:span text:style-name="T6">Class Selector:</text:span> ‘red, .m-4’</text:p>
      <text:p text:style-name="P12">* <text:span text:style-name="T6">Diversos:</text:span> Attribute selector, Pseudo-class, Pseudo-element, e outros</text:p>
      <text:p text:style-name="P12"/>
      <text:p text:style-name="P15">*{</text:p>
      <text:p text:style-name="P15"><text:soft-page-break/><text:tab/>margin: 0;</text:p>
      <text:p text:style-name="P15"><text:tab/>background-color: blue;</text:p>
      <text:p text:style-name="P15">}</text:p>
      <text:p text:style-name="P15"/>
      <text:p text:style-name="P15">#container{</text:p>
      <text:p text:style-name="P15"><text:tab/>width: 320px;</text:p>
      <text:p text:style-name="P15">}</text:p>
      <text:p text:style-name="P15"/>
      <text:p text:style-name="P15">.m-40{</text:p>
      <text:p text:style-name="P15"><text:tab/>margin:40px;</text:p>
      <text:p text:style-name="P15">}</text:p>
      <text:p text:style-name="P15"/>
      <text:p text:style-name="P15">h1, h2{</text:p>
      <text:p text:style-name="P15"><text:tab/>color: green;</text:p>
      <text:p text:style-name="P15"><text:tab/>font-size: 60px;</text:p>
      <text:p text:style-name="P15"><text:tab/>background-color: yellow;</text:p>
      <text:p text:style-name="P15">}</text:p>
      <text:p text:style-name="P15"/>
      <text:list xml:id="list150804162493350" text:continue-numbering="true" text:style-name="L1">
        <text:list-item>
          <text:p text:style-name="P9">Box mod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24T15:08:02.090052775</dc:date>
    <meta:editing-duration>PT2H48M4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2" meta:paragraph-count="51" meta:word-count="270" meta:character-count="1588" meta:non-whitespace-character-count="1363"/>
  </office:meta>
</office:document-meta>
</file>